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8cm" svg:height="1.5cm" svg:x="4.5cm" svg:y="5.5cm">
          <text:p text:style-name="P1">Start</text:p>
        </draw:rect>
        <draw:rect draw:style-name="gr1" draw:text-style-name="P1" xml:id="id2" draw:id="id2" draw:layer="layout" svg:width="8cm" svg:height="1.5cm" svg:x="4.5cm" svg:y="9cm">
          <text:p text:style-name="P1">StageSelect</text:p>
        </draw:rect>
        <draw:rect draw:style-name="gr1" draw:text-style-name="P1" xml:id="id3" draw:id="id3" draw:layer="layout" svg:width="8cm" svg:height="2cm" svg:x="4.5cm" svg:y="13cm">
          <text:p text:style-name="P1">PlayGame</text:p>
        </draw:rect>
        <draw:rect draw:style-name="gr1" draw:text-style-name="P1" xml:id="id4" draw:id="id4" draw:layer="layout" svg:width="8cm" svg:height="2cm" svg:x="4.5cm" svg:y="17.5cm">
          <text:p text:style-name="P1">Result</text:p>
        </draw:rect>
        <draw:connector draw:style-name="gr2" draw:text-style-name="P1" draw:layer="layout" draw:type="lines" svg:x1="8.5cm" svg:y1="7cm" svg:x2="8.5cm" svg:y2="9cm" draw:start-shape="id1" draw:start-glue-point="2" draw:end-shape="id2" svg:d="m8500 7000v501 998 501">
          <text:p/>
        </draw:connector>
        <draw:connector draw:style-name="gr2" draw:text-style-name="P1" draw:layer="layout" draw:type="lines" svg:x1="8.5cm" svg:y1="10.5cm" svg:x2="8.5cm" svg:y2="13cm" draw:start-shape="id2" draw:start-glue-point="2" draw:end-shape="id3" svg:d="m8500 10500v501 1498 501">
          <text:p/>
        </draw:connector>
        <draw:connector draw:style-name="gr2" draw:text-style-name="P1" draw:layer="layout" draw:type="lines" svg:x1="8.5cm" svg:y1="15cm" svg:x2="8.5cm" svg:y2="17.5cm" draw:start-shape="id3" draw:start-glue-point="2" draw:end-shape="id4" draw:end-glue-point="0" svg:d="m8500 15000v501 1498 501">
          <text:p/>
        </draw:connector>
        <draw:connector draw:style-name="gr3" draw:text-style-name="P1" xml:id="id5" draw:id="id5" draw:layer="layout" draw:line-skew="0.999cm" svg:x1="8.5cm" svg:y1="19.5cm" svg:x2="14.396cm" svg:y2="18.471cm" draw:start-shape="id4" draw:start-glue-point="2" svg:d="m8500 19500v1500h5896v-2529">
          <text:p/>
        </draw:connector>
        <draw:connector draw:style-name="gr2" draw:text-style-name="P1" draw:layer="layout" draw:type="lines" draw:line-skew="0cm 1.499cm" svg:x1="14.396cm" svg:y1="18.471cm" svg:x2="12.5cm" svg:y2="9.75cm" draw:start-shape="id5" draw:start-glue-point="3" draw:end-shape="id2" draw:end-glue-point="1" svg:d="m14396 18471v-501l104-8220h-2000">
          <text:p/>
        </draw:connector>
        <draw:frame draw:style-name="gr4" draw:text-style-name="P2" draw:layer="layout" svg:width="7.97cm" svg:height="1.673cm" svg:x="2cm" svg:y="2cm">
          <draw:text-box>
            <text:p><text:span text:style-name="T1">ゲームの流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2M25S</meta:editing-duration>
    <meta:editing-cycles>3</meta:editing-cycles>
    <meta:generator>OpenOffice/4.0.1$Win32 OpenOffice.org_project/401m5$Build-9714</meta:generator>
    <dc:date>2014-09-23T16:10:47.07</dc:date>
    <meta:document-statistic meta:object-count="10"/>
  </office:meta>
</office:document-meta>
</file>